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margin-left="0mm" fo:margin-right="0mm" fo:text-indent="10mm" style:auto-text-indent="false"/>
    </style:style>
    <style:style style:name="P4" style:family="paragraph" style:parent-style-name="Text_20_body" style:list-style-name="">
      <style:paragraph-properties fo:text-align="center" style:justify-single-word="false"/>
    </style:style>
    <style:style style:name="P5" style:family="paragraph" style:parent-style-name="Heading_20_1" style:list-style-name="">
      <style:paragraph-properties fo:text-align="center" style:justify-single-word="false"/>
    </style:style>
    <style:style style:name="P6" style:family="paragraph" style:parent-style-name="Heading_20_1">
      <style:paragraph-properties fo:break-before="page"/>
    </style:style>
    <style:style style:name="P7" style:family="paragraph" style:parent-style-name="Heading_20_1" style:list-style-name="">
      <style:paragraph-properties fo:break-before="page"/>
    </style:style>
    <style:style style:name="P8" style:family="paragraph" style:parent-style-name="Heading_20_2">
      <style:paragraph-properties fo:break-before="pag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nalýza archivu WebArchiv a převodu archivů z formátu ARC do formátu WARC</text:h>
      <text:h text:style-name="P4" text:outline-level="1"/>
      <text:h text:style-name="P4" text:outline-level="1"/>
      <text:h text:style-name="P4" text:outline-level="1"/>
      <text:h text:style-name="P4" text:outline-level="1"/>
      <text:h text:style-name="P4" text:outline-level="1">Martin Prokop</text:h>
      <text:h text:style-name="P7" text:outline-level="1">Úvod</text:h>
      <text:h text:style-name="P6" text:outline-level="1">1. WebArchiv</text:h>
      <text:h text:style-name="Heading_20_2" text:outline-level="2">1.1. 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8" text:outline-level="2">1.2 Cíle projektu podrobně</text:h>
      <text:p text:style-name="Text_20_body">Pokusím se zhruba nastínit cíle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h text:style-name="Heading_20_3" text:outline-level="3">1.2.1. Cíle stanovené v roce 2000</text:h>
      <text:p text:style-name="Text_20_body">Projekt je řešen od roku 2000. Informace o cílech a výsledcích projektu jsou souhrnně dostupné na webových stránkách projektu, konkrétně v dokumentu „Souhrnná zpráva za rok 2000“<text:note text:id="ftn3" text:note-class="footnote"><text:note-citation>3</text:note-citation><text:note-body><text:p text:style-name="Footnote"><text:a xlink:type="simple" xlink:href="http://www.webarchiv.cz/files/dokumenty/zpravy/zprava2000.pdf">http://www.webarchiv.cz/files/dokumenty/zpravy/zprava2000.pdf</text:a></text:p></text:note-body></text:note>. </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note text:id="ftn4" text:note-class="footnote"><text:note-citation>4</text:note-citation><text:note-body><text:p text:style-name="Footnote"><text:a xlink:type="simple" xlink:href="http://www.webarchiv.cz/files/dokumenty/zpravy/zprava2000.pdf">http://www.webarchiv.cz/files/dokumenty/zpravy/zprava2000.pdf</text:a></text:p></text:note-body></text:note></text:p>
      <text:h text:style-name="Heading_20_3" text:outline-level="3">1.2.2 Cíle stanovené v roce 2001</text:h>
      <text:p text:style-name="Text_20_body"><text:a xlink:type="simple" xlink:href="http://www.webarchiv.cz/files/dokumenty/zpravy/zprava2001/zprava2001.pdf">http://www.webarchiv.cz/files/dokumenty/zpravy/zprava2001/zprava2001.pdf</text:a></text:p>
      <text:h text:style-name="Heading_20_3" text:outline-level="3">1.2.3 Cíle stanovené v roce 2002</text:h>
      <text:p text:style-name="P3"><text:a xlink:type="simple" xlink:href="http://www.webarchiv.cz/files/dokumenty/zpravy/zprava2002.pdf">http://www.webarchiv.cz/files/dokumenty/zpravy/zprava2002.pdf</text:a></text:p>
      <text:h text:style-name="Heading_20_3" text:outline-level="3">1.2.3 Cíle stanovené v roce 2003</text:h>
      <text:p text:style-name="Text_20_body"/>
      <text:h text:style-name="Heading_20_3" text:outline-level="3">1.2.3 Cíle stanovené v roce 2004</text:h>
      <text:p text:style-name="Text_20_body">http://webarchiv.cz/files/dokumenty/zpravy/Zamer2004Zpravatextrev.doc</text:p>
      <text:h text:style-name="Heading_20_3" text:outline-level="3">1.2.3 Cíle stanovené v roce 2005</text:h>
      <text:p text:style-name="Text_20_body">http://webarchiv.cz/files/dokumenty/zpravy/Zamer2005Zpravatext.doc</text:p>
      <text:h text:style-name="Heading_20_3" text:outline-level="3">1.2.3 Cíle stanovené v roce 2006</text:h>
      <text:p text:style-name="Text_20_body">http://webarchiv.cz/files/dokumenty/zpravy/zprava-VaV_2006-final.rtf</text:p>
      <text:h text:style-name="Heading_20_3" text:outline-level="3">1.2.3 Cíle stanovené v roce 2007</text:h>
      <text:p text:style-name="Text_20_body"><text:a xlink:type="simple" xlink:href="http://webarchiv.cz/files/dokumenty/zpravy/zprava2007.pdf">http://webarchiv.cz/files/dokumenty/zpravy/zprava2007.pdf</text:a></text:p>
      <text:h text:style-name="Heading_20_3" text:outline-level="3">1.2.2. Cíle roku 2008</text:h>
      <text:p text:style-name="Text_20_body">Na stránkách projektu jsou poslední dostupné informace o cílech a výsledcích projektu <text:soft-page-break/>dostupné v „Průběžná zpráva realizace projektu v roce 2008“<text:note text:id="ftn5" text:note-class="footnote"><text:note-citation>5</text:note-citation><text:note-body><text:p text:style-name="Footnote"><text:a xlink:type="simple" xlink:href="http://www.webarchiv.cz/files/dokumenty/zpravy/zprava2008.pdf">http://www.webarchiv.cz/files/dokumenty/zpravy/zprava2008.pdf</text:a></text:p></text:note-body></text:note>.</text:p>
      <text:p text:style-name="Text_20_body">V této době se již projevu potřeba řešit otázku ochrany a trvalého zpřístupnění uložených dokumentů. Opět je potřeba řešit jak hledisko legislativní tak technologické. <text:note text:id="ftn6" text:note-class="footnote"><text:note-citation>6</text:note-citation><text:note-body><text:p text:style-name="Footnote"><text:a xlink:type="simple" xlink:href="http://www.webarchiv.cz/files/dokumenty/zpravy/zprava2008.pdf">http://www.webarchiv.cz/files/dokumenty/zpravy/zprava2008.pdf</text:a></text:p></text:note-body></text:note> Z technologického hlediska je hlavně potřeba navýšit kapacitu datových úložišť pro archiv a ochranu proti ztrátě dat. V minulosti totiž několikrát došlo ke ztrátě dat v důsledku poruchy datového úložiště (<text:span text:style-name="T1">NEVIM KDY</text:span>).</text:p>
      <text:p text:style-name="P2"/>
      <text:p text:style-name="P2"/>
      <text:h text:style-name="Heading_20_2" text:outline-level="2">1.3 Stav projektu</text:h>
      <text:p text:style-name="Text_20_body"/>
      <text:h text:style-name="Heading_20_2" text:outline-level="2">1.4 Budoucnost projektu</text:h>
      <text:p text:style-name="Text_20_body"/>
      <text:h text:style-name="Heading_20_2" text:outline-level="2">1.5. Dostupnost informací o projektu</text:h>
      <text:p text:style-name="Text_20_body"><text:a xlink:type="simple" xlink:href="http://www.webarchiv.cz/dokumenty/">http://www.webarchiv.cz/dokumenty/</text:a></text:p>
      <text:p text:style-name="Text_20_body">Práce již provedené</text:p>
      <text:h text:style-name="P8"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text:soft-page-break/>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text:soft-page-break/>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tab/><text:tab/>stare prace na tema webarchiv </text:p>
      <text:p text:style-name="Standard"><text:soft-page-break/><text:tab/><text:tab/>otestovani starych praci <text:note text:id="ftn7" text:note-class="footnote"><text:note-citation>7</text:note-citation><text:note-body><text:p text:style-name="Footnote"><text:a xlink:type="simple" xlink:href="http://www.webarchiv.cz/kriteria/">http://www.webarchiv.cz/kriteria/</text:a></text:p></text:note-body></text:note></text:p>
      <text:p text:style-name="P1">WARC</text:p>
      <text:p text:style-name="Standard">ARC</text:p>
      <text:p text:style-name="Standard">WARCTOOLS</text:p>
      <text:p text:style-name="Standard"/>
      <text:p text:style-name="Standard"/>
      <text:p text:style-name="Standard">prace: </text:p>
      <text:p text:style-name="Standard"><text:tab/>Teor: </text:p>
      <text:p text:style-name="Standard"><text:tab/><text:tab/>popis arc </text:p>
      <text:p text:style-name="Standard"><text:tab/><text:tab/>popis warc </text:p>
      <text:p text:style-name="Standard"><text:tab/><text:tab/>stav webarchivu </text:p>
      <text:p text:style-name="Standard"><text:tab/><text:tab/>stare prace na tema webarchiv </text:p>
      <text:p text:style-name="Standard"><text:tab/><text:tab/>otestovani starych praci </text:p>
      <text:p text:style-name="Standard"/>
      <text:p text:style-name="Standard">pondeli ukazat chyby v tech dvou nastrojich </text:p>
      <text:p text:style-name="P1">nedostupnost dostaku informaci, třeba súatne kodovani atd...http://www.ics.muni.cz/research/Zaverecna_zprava.html</text:p>
      <text:p text:style-name="Standard"/>
      <text:h text:style-name="P8"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8"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p text:style-name="P1">SOFTWARE:</text:p>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p text:style-name="Standard"/>
      <text:p text:style-name="Standard"/>
      <text:p text:style-name="Standard"/>
      <text:p text:style-name="Standard"/>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26T17:01:54</dc:date>
    <dc:creator>Martin Prokop</dc:creator>
    <meta:editing-duration>PT11H24M8S</meta:editing-duration>
    <meta:editing-cycles>50</meta:editing-cycles>
    <meta:document-statistic meta:table-count="0" meta:image-count="0" meta:object-count="0" meta:page-count="16" meta:paragraph-count="134" meta:word-count="1596" meta:character-count="12311"/>
  </office:meta>
</office:document-meta>
</file>